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1527001847709518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9">RTFM : lisez le putain de manuel !</text:p>
              <text:list>
                <text:list-item>
                  <text:p text:style-name="P4">qu'est ce qu'on trouve dans la doc ?</text:p>
                </text:list-item>
                <text:list-item>
                  <text:p text:style-name="P9">afficher le manuel d'une commande</text:p>
                  <text:list>
                    <text:list-item>
                      <text:p text:style-name="P4"><text:soft-page-break/>commande permettant d'afficher le manuel d'une commande</text:p>
                    </text:list-item>
                    <text:list-item>
                      <text:p text:style-name="P4">syntaxe précise</text:p>
                    </text:list-item>
                    <text:list-item>
                      <text:p text:style-name="P7">se déplacer dans une doc (deux façons)</text:p>
                    </text:list-item>
                    <text:list-item>
                      <text:p text:style-name="P7">les principales sections du man (7) + lesquelles sont les plus importantes ?</text:p>
                    </text:list-item>
                    <text:list-item>
                      <text:p text:style-name="P4">la langue des pages du manuel</text:p>
                    </text:list-item>
                    <text:list-item>
                      <text:p text:style-name="P7">a titre informatif pour linux : télécharger man français (deux points négatifs)</text:p>
                    </text:list-item>
                  </text:list>
                </text:list-item>
                <text:list-item>
                  <text:p text:style-name="P9">comprendre le synopsis</text:p>
                  <text:list>
                    <text:list-item>
                      <text:p text:style-name="P4">qu'indique le synopsis ?</text:p>
                    </text:list-item>
                    <text:list-item>
                      <text:p text:style-name="P9">quelques indications syntaxiques</text:p>
                      <text:list>
                        <text:list-item>
                          <text:p text:style-name="P4">comment signifier que quelque chose est optionnel ?</text:p>
                        </text:list-item>
                        <text:list-item>
                          <text:p text:style-name="P4">comment signifier qu'une part de ce qu'on spécifie peut être écrit autant de fois qu'on veut ?</text:p>
                        </text:list-item>
                        <text:list-item>
                          <text:p text:style-name="P4">comment spécifier que ce qui est écrit ne doit pas être recopier en toutes lettres mais que c'est son sens qui est important ?</text:p>
                        </text:list-item>
                        <text:list-item>
                          <text:p text:style-name="P4">comment spécifier que ce qui est écrit doit être copier tel quel ?</text:p>
                        </text:list-item>
                        <text:list-item>
                          <text:p text:style-name="P4">coment spécifier que certains paramètres ne peuvent exister qu'en présence d'autres ? (logique)</text:p>
                        </text:list-item>
                        <text:list-item>
                          <text:p text:style-name="P4">comment dire "telle ou telle chose" ? (petites choses dans crochets par ex)</text:p>
                        </text:list-item>
                        <text:list-item>
                          <text:p text:style-name="P4">comment dire "telle syntaxe (spécifiée en entier) ou telle autre" ?</text:p>
                        </text:list-item>
                        <text:list-item>
                          <text:p text:style-name="P4">perso : comment dire "ce paramètre ou ou et celui là" ? (ou inclusif)</text:p>
                        </text:list-item>
                        <text:list-item>
                          <text:p text:style-name="P4">comment dire "tel ou tel gros truc" ? (ex : plusieurs ensembles de paramètres)</text:p>
                        </text:list-item>
                      </text:list>
                    </text:list-item>
                  </text:list>
                </text:list-item>
                <text:list-item>
                  <text:p text:style-name="P9">trouver une commande</text:p>
                  <text:list>
                    <text:list-item>
                      <text:p text:style-name="P4">quelle commande permet de trouver une commande ?</text:p>
                    </text:list-item>
                    <text:list-item>
                      <text:p text:style-name="P4">Comment elle fonctionne ?</text:p>
                    </text:list-item>
                    <text:list-item>
                      <text:p text:style-name="P4">que pourrait on dire de la relation entre cette commande et man ?</text:p>
                    </text:list-item>
                    <text:list-item>
                      <text:p text:style-name="P4">demander le manuel via une commande VS via un paramètre (un peu diff)</text:p>
                    </text:list-item>
                    <text:list-item>
                      <text:p text:style-name="P4">commande sensé être plus courte</text:p>
                    </text:list-item>
                    <text:list-item>
                      <text:p text:style-name="P4">trouver man sur le web</text:p>
                    </text:list-item>
                  </text:list>
                </text:list-item>
              </text:list>
            </text:list-item>
            <text:list-item>
              <text:p text:style-name="P9">Rechercher des fichiers</text:p>
              <text:list>
                <text:list-item>
                  <text:p text:style-name="P9">recherche rapide</text:p>
                  <text:list>
                    <text:list-item>
                      <text:p text:style-name="P9">commande pour ce faire</text:p>
                    </text:list-item>
                    <text:list-item>
                      <text:p text:style-name="P9">syntaxes possibles</text:p>
                    </text:list-item>
                    <text:list-item>
                      <text:p text:style-name="P9">la base de données des fichiers</text:p>
                      <text:list>
                        <text:list-item>
                          <text:p text:style-name="P9">dans quoi locate fait sa recherche ?</text:p>
                        </text:list-item>
                        <text:list-item>
                          <text:p text:style-name="P9">problème induit</text:p>
                        </text:list-item>
                        <text:list-item>
                          <text:p text:style-name="P9">MAJ tous les combien de temps ?</text:p>
                        </text:list-item>
                        <text:list-item>
                          <text:p text:style-name="P9">forcer la MAJ</text:p>
                        </text:list-item>
                      </text:list>
                    </text:list-item>
                    <text:list-item>
                      <text:p text:style-name="P9">un avantage et deux défauts à locate</text:p>
                    </text:list-item>
                  </text:list>
                </text:list-item>
                <text:list-item>
                  <text:p text:style-name="P9">recherche approfondie</text:p>
                  <text:list>
                    <text:list-item>
                      <text:p text:style-name="P9">nom commande</text:p>
                    </text:list-item>
                    <text:list-item>
                      <text:p text:style-name="P9">dans quoi la recherche s'effectue ?</text:p>
                    </text:list-item>
                    <text:list-item>
                      <text:p text:style-name="P9">inconvenient induit</text:p>
                    </text:list-item>
                    <text:list-item>
                      <text:p text:style-name="P9">syntaxe</text:p>
                      <text:list>
                        <text:list-item>
                          <text:p text:style-name="P9">premier param : par défaut si non précisé, qu'est ce qui se passe ?</text:p>
                        </text:list-item>
                        <text:list-item>
                          <text:p text:style-name="P9">2ème : comment fonctionne + particularité</text:p>
                        </text:list-item>
                        <text:list-item>
                          <text:p text:style-name="P9">3ème : indique quoi ?</text:p>
                        </text:list-item>
                      </text:list>
                    </text:list-item>
                    <text:list-item>
                      <text:p text:style-name="P9">utilisation basique de la commande find</text:p>
                      <text:list>
                        <text:list-item>
                          <text:p text:style-name="P9">recherche à partir du nom</text:p>
                          <text:list>
                            <text:list-item>
                              <text:p text:style-name="P9">syntaxe</text:p>
                            </text:list-item>
                            <text:list-item>
                              <text:p text:style-name="P9"><text:soft-page-break/>différence avec locate dans l'indication du fichier cherché</text:p>
                            </text:list-item>
                          </text:list>
                        </text:list-item>
                        <text:list-item>
                          <text:p text:style-name="P9">recherche à partir de la taille</text:p>
                          <text:list>
                            <text:list-item>
                              <text:p text:style-name="P9">ARRETE ICI !!!!!</text:p>
                            </text:list-item>
                            <text:list-item>
                              <text:p text:style-name="P9"/>
                            </text:list-item>
                          </text:list>
                        </text:list-item>
                        <text:list-item>
                          <text:p text:style-name="P9">recherche à partir de la date de dernier accés</text:p>
                        </text:list-item>
                      </text:list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9T18:04:33</dc:date>
    <dc:creator>yjfjyf jjku</dc:creator>
    <meta:editing-duration>P1DT2H53M8S</meta:editing-duration>
    <meta:editing-cycles>503</meta:editing-cycles>
    <meta:document-statistic meta:table-count="0" meta:image-count="0" meta:object-count="0" meta:page-count="12" meta:paragraph-count="506" meta:word-count="3987" meta:character-count="21891"/>
  </office:meta>
</office:document-meta>
</file>